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1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4" style:family="text">
      <style:text-properties fo:font-size="12.00pt" fo:font-weight="normal" fo:font-family="Arial" style:font-family-asian="Arial" style:font-family-complex="Arial" fo:background-color="transparent" fo:color="#1f4d78"/>
    </style:style>
    <style:style style:name="T45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7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1" style:family="text">
      <style:text-properties fo:font-size="12.00pt" fo:font-weight="normal" fo:font-family="Arial" style:font-family-asian="Arial" style:font-family-complex="Arial" fo:background-color="transparent" fo:color="#1f4d78"/>
    </style:style>
    <style:style style:name="T5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5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8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6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50.00%" fo:text-align="justify" fo:margin-left="0.00pt" fo:text-indent="35.45pt"/>
    </style:style>
    <style:style style:name="P2" style:family="paragraph">
      <style:paragraph-properties fo:line-height="150.00%" fo:text-align="justify" fo:margin-left="0.00pt" fo:text-indent="35.45pt">
        <style:tab-stops>
          <style:tab-stop style:position="79.70pt" style:type="center"/>
          <style:tab-stop style:position="120.30pt" style:type="center"/>
          <style:tab-stop style:position="159.80pt" style:type="center"/>
          <style:tab-stop style:position="203.65pt" style:type="center"/>
          <style:tab-stop style:position="243.35pt" style:type="center"/>
          <style:tab-stop style:position="295.65pt" style:type="center"/>
          <style:tab-stop style:position="344.85pt" style:type="center"/>
          <style:tab-stop style:position="425.40pt" style:type="right"/>
        </style:tab-stops>
      </style:paragraph-properties>
    </style:style>
    <style:style style:name="P3" style:family="paragraph">
      <style:paragraph-properties fo:line-height="150.00%" fo:text-align="justify" fo:margin-left="0.00pt" fo:text-indent="35.45pt"/>
    </style:style>
    <style:style style:name="P4" style:family="paragraph">
      <style:paragraph-properties fo:line-height="150.00%" fo:text-align="justify"/>
    </style:style>
    <style:style style:name="P5" style:family="paragraph">
      <style:paragraph-properties fo:line-height="100.00%" fo:text-align="left" fo:margin-left="14.20pt" fo:text-indent="28.40pt" fo:margin-bottom="8.00pt"/>
    </style:style>
    <style:style style:name="P6" style:family="paragraph">
      <style:paragraph-properties fo:line-height="150.00%" fo:text-align="justify" fo:margin-left="0.00pt" fo:text-indent="35.45pt"/>
    </style:style>
    <style:style style:name="P7" style:family="paragraph">
      <style:paragraph-properties fo:line-height="150.00%" fo:text-align="justify" fo:margin-left="35.50pt" fo:text-indent="0.00pt"/>
    </style:style>
    <style:style style:name="P8" style:family="paragraph">
      <style:paragraph-properties fo:line-height="150.00%" fo:text-align="justify" fo:margin-left="0.00pt" fo:text-indent="35.45pt"/>
    </style:style>
  </office:automatic-styles>
  <office:body>
    <office:text>
      <text:p text:style-name="P1"><text:span text:style-name="T1">USO DO IOT NA SAÚDE E SEGURANÇA DE INFORMAÇÃO</text:span></text:p>
      <text:p text:style-name="P1"><text:span text:style-name="T1">REFERÊNCIAS:</text:span></text:p>
      <text:p text:style-name="P1"><text:span text:style-name="T1"/></text:p>
      <text:p text:style-name="P1"><text:span text:style-name="T1">ANDERSON, Martin.<text:s/></text:span><text:span text:style-name="T2">FitBit’s open Bluetooth port enables rapid ‘viral’ malware Infection<text:s text:c="2"/></text:span><text:span text:style-name="T3">2015. Disponível em:&lt;<text:s/></text:span><text:a xlink:href="https://thestack.com/security/2015/10/21/fitbits-openbluetooth-port-enables-rapid-viral-malware-infection/"><text:span text:style-name="T4">https://thestack.com/security/2015/10/21/fitbits-openbluetooth-port-enables-rapid-viral-malware-infection/</text:span></text:a><text:span text:style-name="T5">&gt; Acessado em: 16/03/2018. </text:span></text:p>
      <text:p text:style-name="P1"><text:span text:style-name="T5"><text:s/></text:span></text:p>
      <text:p text:style-name="P1"><text:span text:style-name="T5">ALVES, Roger.<text:s/></text:span><text:span text:style-name="T6">Quais são os desafios e os riscos da internet das coisas?<text:s text:c="2"/></text:span><text:span text:style-name="T7">2017. Disponível em:&lt;https://www.itforum365.com.br/tecnologia/quais-sao-os-desafios-e-osriscos-da-internet-das-coisas//&gt; Acessado em: 16/03/2018. </text:span></text:p>
      <text:p text:style-name="P1"><text:span text:style-name="T7">AMARAL, Bruno do.<text:s/></text:span><text:span text:style-name="T8">Ataque usou Internet das Coisas para derrubar sites e serviços.<text:s/></text:span><text:span text:style-name="T9">2016. Disponível em: </text:span></text:p>
      <text:p text:style-name="P1"><text:span text:style-name="T9">&lt;/http://convergecom.com.br/teletime/21/10/2016/ataque-usou-internet-das-coisas-paraderrubar-sites-e-servicos/&gt;<text:s text:c="2"/>Acessado em: 22/10/2016. </text:span></text:p>
      <text:p text:style-name="P1"><text:span text:style-name="T9">ANICETO, Caio.<text:s/></text:span><text:span text:style-name="T10">Como os wearables estão mudando o setor da saúde<text:s/></text:span><text:span text:style-name="T11">2018. Disponível em:&lt;https://usemobile.com.br/wearables-setor-da-saude//&gt; Acessado em: </text:span></text:p>
      <text:p text:style-name="P1"><text:span text:style-name="T11">14/03/2018. </text:span></text:p>
      <text:p text:style-name="P1"><text:span text:style-name="T11">CONNORS, Roger; SMITH, Tom.<text:s/></text:span><text:span text:style-name="T12">Mude a cultura de sua empresa e vença o jogo!</text:span><text:span text:style-name="T13">. </text:span></text:p>
      <text:p text:style-name="P1"><text:span text:style-name="T13">Rio de Janeiro: Elsevier, 2011. </text:span></text:p>
      <text:p text:style-name="P1"><text:span text:style-name="T13">EDITORA, OnLine.<text:s/></text:span><text:span text:style-name="T14">Mundo em Foco Tecnologia Ed.01 Hacker do Bem.</text:span><text:span text:style-name="T15"><text:s/>Editora OnLine</text:span><text:span text:style-name="T16">,<text:s/></text:span><text:span text:style-name="T17">São Paulo, 2016. </text:span></text:p>
      <text:p text:style-name="P1"><text:span text:style-name="T17">HEALEY, Jason; et al.<text:s/></text:span><text:span text:style-name="T18">The healthcare internet ofthingsrewardsandrisks.<text:s/></text:span><text:span text:style-name="T19">2016. Disponível em: &lt;/http://www.mcafee.com/us/resources/reports/rp-healthcare-iotrewards-risks.pdf/&gt; Acessado em: 24/10/2016. </text:span></text:p>
      <text:p text:style-name="P1"><text:span text:style-name="T20">MAIA, Ubijara.<text:s/></text:span><text:span text:style-name="T21">Como a IoT está mudando os hospitais e o mercado de saúde</text:span><text:span text:style-name="T22"><text:s/>2017. Disponível em:&lt;http://docmanagement.com.br/03/02/2017/como-iot-esta-mudando-oshospitais-e-o-mercado-de-saude//&gt; Acessado em: 14/03/2018.</text:span><text:span text:style-name="T23"><text:s text:c="2"/></text:span></text:p>
      <text:p text:style-name="P1"><text:span text:style-name="T23">MONERI, Rodrigo.<text:s/></text:span><text:span text:style-name="T24">IoT: criando uma nova geração de equipamentos para salvar vidas<text:s text:c="2"/></text:span><text:span text:style-name="T25">2017. Disponível em:&lt;https://canaltech.com.br/internet-das-coisas/iot-criandouma-nova-geracao-de-equipamentos-para-salvar-vidas-97826//&gt; Acessado em: </text:span></text:p>
      <text:p text:style-name="P1"><text:span text:style-name="T25">12/03/2018. </text:span></text:p>
      <text:p text:style-name="P1"><text:span text:style-name="T25">OWASP: <text:tab/></text:span><text:a xlink:href="https://www.owasp.org/index.php/IoT_Security_Guidance"><text:span text:style-name="T26">https://www.owasp.org/index.php/IoT_Security_Guidance</text:span></text:a><text:span text:style-name="T27"><text:s/><text:tab/></text:span><text:span text:style-name="T28">2017. Disponível em:&lt;https://www.owasp.org/index.php/IoT_Security_Guidance/&gt; Acessado em: 16/03/2018. </text:span></text:p>
      <text:p text:style-name="P2"><text:span text:style-name="T28">PRADO, <text:tab/>Eduardo. <text:tab/></text:span><text:span text:style-name="T29">A <text:tab/>Internet <text:tab/>das <text:tab/>Coisas <text:tab/>Médicas <text:tab/></text:span><text:span text:style-name="T30">2016. <text:tab/>Disponível </text:span></text:p>
      <text:p text:style-name="P3"><text:span text:style-name="T30">em:&lt;</text:span><text:span text:style-name="T31">http://www.convergenciadigital.com.br/cgi/cgilua.exe/sys/start.htm?UserActiveTe mplate=site&amp;infoid=43313&amp;sid=15</text:span><text:span text:style-name="T32">/&gt; Acessado em: 10/03/2018. </text:span></text:p>
      <text:p text:style-name="P3"><text:span text:style-name="T32">SANTOS, Sandro.<text:s/></text:span><text:span text:style-name="T33">Introdução ao IOT: Desvendando a Internet das Coisas</text:span><text:span text:style-name="T34"><text:s/>Createspace Independent Publishing Platform</text:span><text:span text:style-name="T35">,<text:s/></text:span><text:span text:style-name="T36">São Paulo, 2018. </text:span></text:p>
      <text:p text:style-name="P3"><text:span text:style-name="T36">SCUDERE, Leonardo.<text:s/></text:span><text:span text:style-name="T37">Risco Digital na Web 3.0 - Criando Estratégias de Defesas Cibernéticas</text:span><text:span text:style-name="T38">. Editora Campus</text:span><text:span text:style-name="T39">,<text:s/></text:span><text:span text:style-name="T40">São Paulo, 2014. </text:span></text:p>
      <text:p text:style-name="P3"><text:span text:style-name="T40">TAURION, Cezar.<text:s/></text:span><text:span text:style-name="T41">Tecnologias emergentes: Mudança de atitude e diferenciais competitivos nas empresas.</text:span><text:span text:style-name="T42"><text:s/>Évora, 30 de agosto de 2017. </text:span></text:p>
      <text:p text:style-name="P3"><text:span text:style-name="T43">UNIDAS, AutoGestão em Saúde</text:span><text:span text:style-name="T44">,<text:s/></text:span><text:span text:style-name="T45">Gestão de crônicos: Realidade nas empresas e planos</text:span><text:span text:style-name="T46">. Disponível em:&lt;<text:s/></text:span><text:a xlink:href="https://www.unidas.org.br/gestao-de-cronicos-realidade-nasempresas-e-planos/57079/detalhe-noticia-saude"><text:span text:style-name="T47">https://www.unidas.org.br/gestao-de-cronicos-realidade-nasempresas-e-planos/57079/detalhe-noticia-saude</text:span></text:a><text:span text:style-name="T48">&gt; Acessado em: 08/05/2018.<text:s/></text:span><text:span text:style-name="T49"/></text:p>
      <text:p text:style-name="P3"><text:span text:style-name="T49"><text:s/></text:span></text:p>
      <text:p text:style-name="P3"><text:span text:style-name="T50">NIST, National Institute of Standards na technology</text:span><text:span text:style-name="T51">,<text:s/></text:span><text:span text:style-name="T52">Interagency Reporto n Status os International<text:s text:c="2"/>Cybersecurity Standardizations for the Internet Of Things (IOT)</text:span><text:span text:style-name="T53">.<text:s/></text:span><text:span text:style-name="T54"/></text:p>
      <text:p text:style-name="P3"><text:span text:style-name="T55">Disponível em:<text:s/></text:span><text:span text:style-name="T56"/></text:p>
      <text:p text:style-name="P3"><text:span text:style-name="T57">&lt;</text:span><text:a xlink:href="https://csrc.nist.gov/CSRC/media/Publications/nistir/8200/draft/documents/nistir8200draft.pdf"><text:span text:style-name="T58">https://csrc.nist.gov/CSRC/media/Publications/nistir/8200/draft/documents/nistir8200draft.pdf</text:span></text:a><text:span text:style-name="T59">&gt; Acessado em: 03/05/2018.<text:s/></text:span><text:span text:style-name="T60"/></text:p>
      <text:p text:style-name="P3"><text:span text:style-name="T60"><text:s/></text:span></text:p>
      <text:p text:style-name="P3"><text:span text:style-name="T60">VALENTE, Bruno Alexandre Loureiro.<text:s/></text:span><text:span text:style-name="T61">Um middleware para a Internet das coisas</text:span><text:span text:style-name="T62">. </text:span></text:p>
      <text:p text:style-name="P3"><text:span text:style-name="T62">2011. </text:span></text:p>
      <text:p text:style-name="P3"><text:span text:style-name="T62"/></text:p>
      <text:p text:style-name="P4"><text:span text:style-name="T62"/></text:p>
      <text:p text:style-name="P5"><text:span text:style-name="T63">Citando o avanço das tecnologias para o tratamento de doenças crônicas, o autor nos envereda por um emaranhado de informações , por vezes desencontradas.</text:span></text:p>
      <text:p text:style-name="P5"><text:span text:style-name="T63">O trabalho do autor em questão, demonstra alguns exemplos do uso de IOT para a área de saúde, como o avanço na coleta de dados a fim de evitar redundâncias e erros.</text:span></text:p>
      <text:p text:style-name="P5"><text:span text:style-name="T63">Cita o uso do IOT no auxílio aos procedimentos cirúrgicos e no<text:s text:c="2"/>mapeamento de pacientes, com o intuito de uma padronização e centralização destes dados, relatando como o Ministério da Saúde no Brasil vem tratando isso e como é nos EUA, estabelecendo um breve comparativo.</text:span></text:p>
      <text:p text:style-name="P5"><text:span text:style-name="T63">O foco do trabalho se dá no fator “segurança”, especificamente de como estes dados são armazenados e tratados.</text:span></text:p>
      <text:p text:style-name="P5"><text:span text:style-name="T63">A falta de uma legislação que norteie estes procedimentos, pode gerar danos à saúde e segurança dos pacientes, fator citado no trabalho de forma generalizada.</text:span></text:p>
      <text:p text:style-name="P5"><text:span text:style-name="T63">O título e a introdução nos levam à crer que teremos uma demonstração com exemplos do IOT aplicados aos pacientes, mostrando os benefícios da sua utilização, o que não acontece no decorrer do trabalho como citado acima.</text:span></text:p>
      <text:p text:style-name="P5"><text:span text:style-name="T63">Há o uso de palavras repetidas e termos técnicos que geram uma grande confusão de interpretação e o uso de uma tabela nada coerente com o contexto.</text:span></text:p>
      <text:p text:style-name="P5"><text:span text:style-name="T63">A demonstração do uso do IOT com exemplos práticos, teria dado um melhor sentido ao trabalho , não desmerecendo o assunto “segurança” , mas não houve um desmembramento da proposta que realmente<text:s text:c="2"/>foi aplicada ao título, tornando a mistura de assuntos pouco atrativa para leitura.</text:span></text:p>
      <text:p text:style-name="P6"><text:span text:style-name="T64"/></text:p>
      <text:p text:style-name="P7"><text:span text:style-name="T65">Johnatas Freitas Santos</text:span></text:p>
      <text:p text:style-name="P8"><text:span text:style-name="T65">Tecnologia em Análise e Desenvolvimento de Sistemas<text:s/></text:span><text:span text:style-name="T66">–</text:span><text:span text:style-name="T67"><text:s/>Ciclo 4</text:span></text:p>
      <text:p text:style-name="P8"><text:span text:style-name="T68">Metodologia da Pesquisa Científico<text:s/></text:span><text:span text:style-name="T69">–</text:span><text:span text:style-name="T70"><text:s/>Tecnol</text:span><text:span text:style-name="T71">ógica</text:span></text:p>
      <text:p text:style-name="P8"><text:span text:style-name="T71">Professor Especialista: Edmilson de Eirós Oliveira</text:span></text:p>
      <text:p text:style-name="P8"><text:span text:style-name="T71">Faculdade de Tecnologia de Praia Grande</text:span></text:p>
      <text:p text:style-name="P8"><text:span text:style-name="T72"/></text:p>
      <text:p text:style-name="P8"><text:span text:style-name="T72"/></text:p>
      <text:p text:style-name="P8"><text:span text:style-name="T72"/></text:p>
      <text:p text:style-name="P8"><text:span text:style-name="T72"/></text:p>
      <text:p text:style-name="P8"><text:span text:style-name="T72"/></text:p>
      <text:p text:style-name="P8"><text:span text:style-name="T72"/></text:p>
      <text:p text:style-name="P8"><text:span text:style-name="T72"/></text:p>
      <text:p text:style-name="P8"><text:span text:style-name="T7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